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54cm" fo:min-width="2.99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4cm" fo:min-width="2.146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8cm" svg:height="2.204cm" svg:x="5.66cm" svg:y="0.132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46cm" svg:height="1.764cm" svg:x="10.012cm" svg:y="3.453cm">
          <text:p text:style-name="P1"><text:span text:style-name="T1">Device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46cm" svg:height="1.764cm" svg:x="6.161cm" svg:y="3.447cm">
          <text:p text:style-name="P1"><text:span text:style-name="T1">Device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46cm" svg:height="1.764cm" svg:x="2.075cm" svg:y="3.447cm">
          <text:p text:style-name="P1"><text:span text:style-name="T1">Hu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46cm" svg:height="1.764cm" svg:x="0.101cm" svg:y="6.563cm">
          <text:p text:style-name="P1"><text:span text:style-name="T1">Device 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46cm" svg:height="1.764cm" svg:x="4.129cm" svg:y="6.556cm">
          <text:p text:style-name="P1"><text:span text:style-name="T1">Device 4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261cm" svg:y1="2.336cm" svg:x2="11.448cm" svg:y2="3.473cm">
          <text:p/>
        </draw:line>
        <draw:line draw:style-name="gr3" draw:text-style-name="P3" draw:layer="layout" svg:x1="7.37cm" svg:y1="3.447cm" svg:x2="7.37cm" svg:y2="2.325cm">
          <text:p/>
        </draw:line>
        <draw:line draw:style-name="gr3" draw:text-style-name="P3" draw:layer="layout" svg:x1="3.385cm" svg:y1="3.468cm" svg:x2="6.501cm" svg:y2="2.336cm">
          <text:p/>
        </draw:line>
        <draw:line draw:style-name="gr3" draw:text-style-name="P3" draw:layer="layout" svg:x1="1.376cm" svg:y1="6.563cm" svg:x2="2.885cm" svg:y2="5.212cm">
          <text:p/>
        </draw:line>
        <draw:line draw:style-name="gr3" draw:text-style-name="P3" draw:layer="layout" svg:x1="3.89cm" svg:y1="5.212cm" svg:x2="5.405cm" svg:y2="6.55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8.50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7:42:39.035793353</meta:creation-date>
    <dc:date>2020-09-01T18:41:37.459736570</dc:date>
    <meta:editing-duration>PT30M29S</meta:editing-duration>
    <meta:editing-cycles>2</meta:editing-cycles>
    <meta:generator>LibreOffice/6.4.5.2$Linux_X86_64 LibreOffice_project/40$Build-2</meta:generator>
    <meta:document-statistic meta:object-count="11"/>
  </office:meta>
</office:document-meta>
</file>